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placeholder="true">
          <draw:text-box/>
        </draw:frame>
        <draw:frame presentation:style-name="pr2" draw:text-style-name="P2" draw:layer="layout" svg:width="25.5cm" svg:height="7cm" svg:x="1.5cm" svg:y="13cm" presentation:class="subtitle">
          <draw:text-box>
            <text:p text:style-name="P1">This is some text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presentation:style-name="pr5" draw:text-style-name="P1" draw:layer="layout" svg:width="25.5cm" svg:height="13cm" svg:x="0.916cm" svg:y="5.5cm" presentation:class="outline" presentation:user-transformed="true">
          <draw:text-box>
            <text:list text:style-name="L2">
              <text:list-item>
                <text:p text:style-name="P1">And <text:span text:style-name="T1">tihs</text:span> is smoe bad <text:span text:style-name="T2">txet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13:37:02.756000000</meta:creation-date>
    <meta:editing-duration>PT1M36S</meta:editing-duration>
    <meta:editing-cycles>2</meta:editing-cycles>
    <meta:generator>LibreOffice/6.1.3.2$Windows_X86_64 LibreOffice_project/86daf60bf00efa86ad547e59e09d6bb77c699acb</meta:generator>
    <dc:title>Alizarin</dc:title>
    <dc:date>2018-11-08T13:38:38.433000000</dc:date>
    <meta:document-statistic meta:object-count="45"/>
  </office:meta>
</office:document-meta>
</file>